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4">
      <style:paragraph-properties fo:margin-top="0in" fo:margin-bottom="0in" fo:padding="0.0193in" fo:border="0.0008in solid #d9d9e3"/>
    </style:style>
    <style:style style:name="P4" style:family="paragraph" style:parent-style-name="Text_20_body">
      <style:paragraph-properties fo:padding="0.0193in" fo:border="0.0008in solid #d9d9e3"/>
    </style:style>
    <style:style style:name="P5" style:family="paragraph" style:parent-style-name="Text_20_body" style:list-style-name="L1">
      <style:paragraph-properties fo:padding="0.0193in" fo:border="0.0008in solid #d9d9e3"/>
    </style:style>
    <style:style style:name="P6" style:family="paragraph" style:parent-style-name="Text_20_body" style:list-style-name="L2">
      <style:paragraph-properties fo:padding="0.0193in" fo:border="0.0008in solid #d9d9e3"/>
    </style:style>
    <style:style style:name="P7" style:family="paragraph" style:parent-style-name="Text_20_body" style:list-style-name="L3">
      <style:paragraph-properties fo:padding="0.0193in" fo:border="0.0008in solid #d9d9e3"/>
    </style:style>
    <style:style style:name="P8" style:family="paragraph" style:parent-style-name="Text_20_body" style:list-style-name="L4">
      <style:paragraph-properties fo:padding="0.0193in" fo:border="0.0008in solid #d9d9e3"/>
    </style:style>
    <style:style style:name="P9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грамирование - что ето и из чего состоит, полная картина</text:p>
      <text:p text:style-name="P1">ChatGPT</text:p>
      <text:p text:style-name="P2">ChatGPT</text:p>
      <text:p text:style-name="P4">Программирование представляет собой процесс создания программного обеспечения, которое управляет работой компьютеров или других устройств. Это более широкое понятие, включающее различные этапы и составляющие:</text:p>
      <text:h text:style-name="P9" text:outline-level="3">Основные элементы программирования:</text:h>
      <text:list xml:id="list5187815250000686275" text:style-name="L1">
        <text:list-item>
          <text:p text:style-name="P5"><text:span text:style-name="Strong_20_Emphasis">Языки программирования</text:span>: Инструменты, которые разработчики используют для написания кода. Каждый язык имеет свою синтаксическую и семантическую структуру.</text:p>
        </text:list-item>
        <text:list-item>
          <text:p text:style-name="P5"><text:span text:style-name="Strong_20_Emphasis">Инструменты разработки</text:span>: Программные продукты, которые помогают программистам создавать, тестировать и отлаживать программное обеспечение. IDE (Integrated Development Environments) и текстовые редакторы являются часто используемыми инструментами.</text:p>
        </text:list-item>
        <text:list-item>
          <text:p text:style-name="P5"><text:span text:style-name="Strong_20_Emphasis">Алгоритмы и структуры данных</text:span>: Методы решения задач, включая логику работы программы и способы организации данных для эффективного доступа и обработки.</text:p>
        </text:list-item>
        <text:list-item>
          <text:p text:style-name="P5"><text:span text:style-name="Strong_20_Emphasis">Парадигмы программирования</text:span>: ООП (объектно-ориентированное программирование), функциональное программирование, процедурное программирование - различные подходы к организации кода и данных.</text:p>
        </text:list-item>
      </text:list>
      <text:h text:style-name="P9" text:outline-level="3">Процесс программирования:</text:h>
      <text:list xml:id="list3067937372874369366" text:style-name="L2">
        <text:list-item>
          <text:p text:style-name="P6"><text:span text:style-name="Strong_20_Emphasis">Планирование и анализ</text:span>: Определение требований, постановка задачи, изучение возможных решений.</text:p>
        </text:list-item>
        <text:list-item>
          <text:p text:style-name="P6"><text:span text:style-name="Strong_20_Emphasis">Написание кода</text:span>: Создание кода на выбранном языке программирования, учитывая структуры данных, алгоритмы и парадигмы.</text:p>
        </text:list-item>
        <text:list-item>
          <text:p text:style-name="P6"><text:span text:style-name="Strong_20_Emphasis">Тестирование</text:span>: Проверка созданного программного кода на работоспособность, исправление ошибок и анализ его эффективности.</text:p>
        </text:list-item>
        <text:list-item>
          <text:p text:style-name="P6"><text:span text:style-name="Strong_20_Emphasis">Отладка и оптимизация</text:span>: Исправление ошибок в программном коде и улучшение его производительности.</text:p>
        </text:list-item>
      </text:list>
      <text:h text:style-name="P9" text:outline-level="3">Навыки программиста:</text:h>
      <text:list xml:id="list8761519282246450000" text:style-name="L3">
        <text:list-item>
          <text:p text:style-name="P7"><text:span text:style-name="Strong_20_Emphasis">Логическое мышление</text:span>: Умение анализировать проблемы и создавать логически обоснованные решения.</text:p>
        </text:list-item>
        <text:list-item>
          <text:p text:style-name="P7"><text:span text:style-name="Strong_20_Emphasis">Чтение документации и ресурсов</text:span>: Важно понимать, как использовать инструменты и библиотеки для эффективного программирования.</text:p>
        </text:list-item>
        <text:list-item>
          <text:p text:style-name="P7"><text:span text:style-name="Strong_20_Emphasis">Командная строка и управление версиями</text:span>: Знание основ работы с командной строкой и системами контроля версий (например, Git).</text:p>
        </text:list-item>
        <text:list-item>
          <text:p text:style-name="P7"><text:span text:style-name="Strong_20_Emphasis">Работа в команде</text:span>: Коллективное программирование, обмен опытом и ресурсами в команде разработчиков.</text:p>
        </text:list-item>
        <text:list-item>
          <text:p text:style-name="P7"><text:span text:style-name="Strong_20_Emphasis">Обучение и саморазвитие</text:span>: Постоянное изучение новых технологий, языков программирования и методик разработки.</text:p>
        </text:list-item>
      </text:list>
      <text:h text:style-name="P9" text:outline-level="3"><text:soft-page-break/>Практические применения:</text:h>
      <text:p text:style-name="P4">Программирование применяется в различных областях:</text:p>
      <text:list xml:id="list6505918649651234448" text:style-name="L4">
        <text:list-item>
          <text:p text:style-name="P3">Разработка веб-сайтов и приложений</text:p>
        </text:list-item>
        <text:list-item>
          <text:p text:style-name="P3">Создание мобильных приложений</text:p>
        </text:list-item>
        <text:list-item>
          <text:p text:style-name="P3">Научные исследования и анализ данных</text:p>
        </text:list-item>
        <text:list-item>
          <text:p text:style-name="P3">Автоматизация производства и бизнес-процессов</text:p>
        </text:list-item>
        <text:list-item>
          <text:p text:style-name="P8">Разработка игр и виртуальной реальности</text:p>
        </text:list-item>
      </text:list>
      <text:p text:style-name="P4">Это лишь общая картина того, что представляет собой программирование. Эта область очень обширна и требует от разработчиков не только знаний языков программирования, но и глубокого понимания принципов и концепций разработки программного обеспечени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9T13:43:22.62</dc:date>
    <meta:document-statistic meta:table-count="0" meta:image-count="0" meta:object-count="0" meta:page-count="2" meta:paragraph-count="28" meta:word-count="312" meta:character-count="2605"/>
    <dc:creator>Dima Wide</dc:creator>
    <meta:user-defined meta:name="Info 1"/>
    <meta:user-defined meta:name="Info 2"/>
    <meta:user-defined meta:name="Info 3"/>
    <meta:user-defined meta:name="Info 4"/>
  </office:meta>
</office:document-meta>
</file>